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b14" officeooo:paragraph-rsid="0012db14"/>
    </style:style>
    <style:style style:name="P2" style:family="paragraph" style:parent-style-name="Standard">
      <style:text-properties fo:font-weight="bold" officeooo:rsid="0012db14" officeooo:paragraph-rsid="0012db14" style:font-weight-asian="bold" style:font-weight-complex="bold"/>
    </style:style>
    <style:style style:name="P3" style:family="paragraph" style:parent-style-name="Standard">
      <style:text-properties officeooo:rsid="0013c0f2" officeooo:paragraph-rsid="0013c0f2"/>
    </style:style>
    <style:style style:name="T1" style:family="text">
      <style:text-properties officeooo:rsid="0012d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Objetivo.</text:span></text:p>
      <text:p text:style-name="P1">El estudiante analizara, diseñara y codificara añgoritmos computacionales a traves del paradigma de programacion orientado a objetos para resolver problemas del ambito productivo e implementar soluciones eficientes.</text:p>
      <text:p text:style-name="P1"/>
      <text:p text:style-name="P2">Unidades</text:p>
      <text:p text:style-name="P1">I. Modelado</text:p>
      <text:p text:style-name="P1">II. sintaxis y Documentacion del lenguaje Orientado a Objetos</text:p>
      <text:p text:style-name="P1">III. Gestion de Datos y buenas practicas de codificacion.</text:p>
      <text:p text:style-name="P1">IV. Entorno de desarrollo y diselo de aplicaciones.</text:p>
      <text:p text:style-name="P1"/>
      <text:p text:style-name="P2">Ponderacion</text:p>
      <text:p text:style-name="P1"><text:s/>-</text:p>
      <text:p text:style-name="P1">Saber – 30% (Examen Teorico: 10% <text:s/>Examen Practico:20%)</text:p>
      <text:p text:style-name="P1">Ser – 10% </text:p>
      <text:p text:style-name="P1">Hacer – 60% (Practicas:30% Tareas e investigaciones:10% Documentacion y expocicion de Proyecto de unidad 20%)</text:p>
      <text:p text:style-name="P1"/>
      <text:p text:style-name="P1"/>
      <text:p text:style-name="P1">Proyecto Final</text:p>
      <text:p text:style-name="P1"/>
      <text:p text:style-name="P1">Calificacion de integradora: 90%</text:p>
      <text:p text:style-name="P1">Repositorio final cuatrimestre: 10%</text:p>
      <text:p text:style-name="P1"/>
      <text:p text:style-name="P1"/>
      <text:p text:style-name="P3"/>
      <text:p text:style-name="P3"/>
      <text:p text:style-name="P3"/>
      <text:p text:style-name="P3"/>
      <text:p text:style-name="P3">Duracion de Parcial </text:p>
      <text:p text:style-name="P3">Parcial 1 (Del 8 de Sep al 6 de Octubre) Examenes 7 y 8 de Octubre.</text:p>
      <text:p text:style-name="P3">Parcial 2 (Del 9 de Octubre al 5 de Noviembre) Examenes 6 y 7 de Noviembre</text:p>
      <text:p text:style-name="P3">Parcial 3 (Del 10 de Noviembre al 12 de Diciembre)Examenes 9 y 10 de Diciemb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1:17:29.592174324</meta:creation-date>
    <dc:date>2025-09-08T12:01:43.293466030</dc:date>
    <meta:editing-duration>PT3M18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19" meta:word-count="142" meta:character-count="919" meta:non-whitespace-character-count="788"/>
  </office:meta>
</office:document-meta>
</file>